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margin-left="0in" fo:margin-right="0in" fo:margin-top="0in" fo:margin-bottom="0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loext:graphic-properties draw:fill="solid" draw:fill-color="#eeeeee" draw:opacity="100%"/>
      <style:paragraph-properties fo:background-color="#eeeeee"/>
      <style:text-properties fo:language="ru" fo:country="RU"/>
    </style:style>
    <style:style style:name="P12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6" style:family="paragraph" style:parent-style-name="Text_20_body">
      <style:text-properties fo:language="en" fo:country="US"/>
    </style:style>
    <style:style style:name="P127" style:family="paragraph" style:parent-style-name="Text_20_body">
      <loext:graphic-properties draw:fill="solid" draw:fill-color="#eeeeee" draw:opacity="100%"/>
      <style:paragraph-properties fo:background-color="#eeeeee"/>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5" style:family="paragraph" style:parent-style-name="Text_20_body">
      <style:paragraph-properties fo:margin-left="0in" fo:margin-right="0in" fo:text-align="justify" style:justify-single-word="false" fo:text-indent="0.1965in" style:auto-text-indent="false"/>
      <style:text-properties officeooo:paragraph-rsid="001716cd"/>
    </style:style>
    <style:style style:name="P1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16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74de"/>
    </style:style>
    <style:style style:name="P16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b9368" officeooo:paragraph-rsid="001b9368"/>
    </style:style>
    <style:style style:name="P169" style:family="paragraph" style:parent-style-name="Text_20_body">
      <style:paragraph-properties fo:margin-left="0in" fo:margin-right="0in" fo:text-align="justify" style:justify-single-word="false" fo:text-indent="0.1965in" style:auto-text-indent="false"/>
      <style:text-properties officeooo:rsid="001cda0d" officeooo:paragraph-rsid="001cda0d"/>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2bb" officeooo:paragraph-rsid="001e92bb" style:font-style-asian="normal" style:font-style-complex="normal"/>
    </style:style>
    <style:style style:name="P1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074de" officeooo:paragraph-rsid="002074de"/>
    </style:style>
    <style:style style:name="P17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6" style:family="paragraph" style:parent-style-name="Heading_20_1">
      <loext:graphic-properties draw:fill="solid" draw:fill-color="#eeeeee" draw:opacity="100%"/>
      <style:paragraph-properties fo:background-color="#eeeeee"/>
    </style:style>
    <style:style style:name="P177" style:family="paragraph" style:parent-style-name="Heading_20_1">
      <style:paragraph-properties fo:margin-left="0in" fo:margin-right="0in" fo:text-align="center" style:justify-single-word="false" fo:text-indent="0.1965in" style:auto-text-indent="false"/>
    </style:style>
    <style:style style:name="P178" style:family="paragraph" style:parent-style-name="Heading_20_2">
      <style:text-properties fo:language="en" fo:country="US"/>
    </style:style>
    <style:style style:name="P179" style:family="paragraph" style:parent-style-name="Heading_20_2">
      <style:text-properties fo:language="ru" fo:country="RU"/>
    </style:style>
    <style:style style:name="P180" style:family="paragraph" style:parent-style-name="Heading_20_2">
      <loext:graphic-properties draw:fill="solid" draw:fill-color="#eeeeee" draw:opacity="100%"/>
      <style:paragraph-properties fo:background-color="#eeeeee"/>
      <style:text-properties fo:language="ru" fo:country="RU"/>
    </style:style>
    <style:style style:name="P181" style:family="paragraph" style:parent-style-name="Heading_20_2">
      <style:paragraph-properties fo:text-align="justify" style:justify-single-word="false"/>
    </style:style>
    <style:style style:name="P182" style:family="paragraph" style:parent-style-name="Heading_20_2">
      <loext:graphic-properties draw:fill="solid" draw:fill-color="#eeeeee" draw:opacity="100%"/>
      <style:paragraph-properties fo:background-color="#eeeeee"/>
    </style:style>
    <style:style style:name="P183" style:family="paragraph" style:parent-style-name="Heading_20_3">
      <style:text-properties fo:language="ru" fo:country="RU"/>
    </style:style>
    <style:style style:name="P18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367c1"/>
    </style:style>
    <style:style style:name="T12" style:family="text">
      <style:text-properties fo:language="ru" fo:country="RU" officeooo:rsid="0018272b"/>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language="en" fo:country="US" fo:background-color="transparent" loext:char-shading-value="0"/>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officeooo:rsid="001367c1"/>
    </style:style>
    <style:style style:name="T91" style:family="text">
      <style:text-properties officeooo:rsid="0014c827"/>
    </style:style>
    <style:style style:name="T92" style:family="text">
      <style:text-properties officeooo:rsid="001716cd"/>
    </style:style>
    <style:style style:name="T93" style:family="text">
      <style:text-properties officeooo:rsid="0018272b"/>
    </style:style>
    <style:style style:name="T94" style:family="text">
      <style:text-properties officeooo:rsid="001a96ea"/>
    </style:style>
    <style:style style:name="T95" style:family="text">
      <style:text-properties officeooo:rsid="001cda0d"/>
    </style:style>
    <style:style style:name="T96" style:family="text">
      <style:text-properties officeooo:rsid="001e92bb"/>
    </style:style>
    <style:style style:name="T97" style:family="text">
      <style:text-properties fo:color="#3399ff"/>
    </style:style>
    <style:style style:name="T98" style:family="text">
      <style:text-properties officeooo:rsid="002074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47">&lt;<text:span text:style-name="T26">Глава про то, как Селестия пытается определить, чего хочет Макс </text:span>&lt;<text:span text:style-name="T1">и </text:span><text:span text:style-name="T26">ест ванильное мороженное</text:span>&gt;<text:span text:style-name="T26">.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6">Селестия лечит Макса в Кантерлоте от болячек и наркозависимости по-настоящему </text:span><text:span text:style-name="T25">(</text:span><text:span text:style-name="T26">перебирает на себя его болячки</text:span><text:span text:style-name="T25">)</text:span><text:span text:style-name="T26">.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3"><text:span text:style-name="T13">&lt;Луна -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63">&lt;Добавить эпизод подбора снаряги перед опасным заданием&gt;</text:p>
      <text:p text:style-name="P87">Таймлайн <text:span text:style-name="T13">(</text:span>события через 10 лет после Обмена): </text:p>
      <text:p text:style-name="P87">Год 2143 ПВ <text:span text:style-name="T13">(AU -?)</text:span></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7">29-е мая — встреча с Индиго. Прогулка с Селестией по парку. Муравьи под накрупником</text:p>
      <text:p text:style-name="P87">30-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13">&lt;</text:span>7<text:span text:style-name="T13">-</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13">&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13">&lt;</text:span>28-е июня<text:span text:style-name="T13">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text:soft-page-break/>&lt;4-е июля - Дэш стучит лбом в дерево. Обнимашки</text:p>
      <text:p text:style-name="P87">8-е июля — прибытие в Груммингтон</text:p>
      <text:p text:style-name="P87">9-е июля –<text:span text:style-name="T13"> </text:span>Провал Груммингтона. Отбытие с Груммингтона</text:p>
      <text:p text:style-name="P87"><text:span text:style-name="T13">&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13">[</text:span>21-е июля<text:span text:style-name="T13">]</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2787967682513447820"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7882652357709103983" text:style-name="L2">
        <text:list-item>
          <text:p text:style-name="P160">«Великие грифоны прошлого» - из канона (5<text:span text:style-name="T13">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9">Природа Проклятий</text:span>» - обмен</text:p>
        </text:list-item>
        <text:list-item>
          <text:p text:style-name="P160"><text:span text:style-name="T69">«Магия для Чайников»</text:span> - обмен</text:p>
        </text:list-item>
        <text:list-item>
          <text:p text:style-name="P160"><text:span text:style-name="T69">«Энциклопедия Арканум»</text:span> - обмен</text:p>
        </text:list-item>
        <text:list-item>
          <text:p text:style-name="P160">«О Гейсах» - обмен</text:p>
        </text:list-item>
        <text:list-item>
          <text:p text:style-name="P160">«<text:span text:style-name="T69">Тайны Тайных Наук</text:span>» - обмен</text:p>
        </text:list-item>
        <text:list-item>
          <text:p text:style-name="P161">«Основы Заклятий» - обмен</text:p>
        </text:list-item>
        <text:list-item>
          <text:p text:style-name="P16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441685363058765784"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9">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8"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3">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22">&lt;<text:span text:style-name="T26">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3"/>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4"><text:soft-page-break/><text:span text:style-name="T13">– Нэш, к</text:span>ак называется наш проект?</text:p>
      <text:p text:style-name="P82"><text:span text:style-name="T8">– </text:span><text:span text:style-name="T71">Дайсон.</text:span></text:p>
      <text:p text:style-name="P82"><text:span text:style-name="T8">– </text:span><text:span text:style-name="T71">Сколько тебе лет?</text:span></text:p>
      <text:p text:style-name="P82"><text:span text:style-name="T8">– </text:span><text:span text:style-name="T71">Два года с начала запуска кластера.</text:span></text:p>
      <text:p text:style-name="P82"><text:span text:style-name="T8">– </text:span><text:span text:style-name="T71">Какой сейчас год?</text:span></text:p>
      <text:p text:style-name="P82"><text:span text:style-name="T8">– </text:span><text:span text:style-name="T71">202</text:span><text:span text:style-name="T8">1</text:span><text:span text:style-name="T71">-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4"><text:span text:style-name="T1">– </text:span>Н<text:span text:style-name="T1">эш тестовая задача номер шестнадцать</text:span>. <text:span text:style-name="T1">Выполни при дефолтных настройках.</text:span></text:p>
      <text:p text:style-name="P84"><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3"><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3">Ага, уже теплее.</text:p>
      <text:p text:style-name="P43"/>
      <text:p text:style-name="P82"><text:span text:style-name="T8">– Нэш</text:span><text:span text:style-name="T71">, выдай диагностику модуля </text:span><text:span text:style-name="T8">аналитики.</text:span></text:p>
      <text:p text:style-name="P43"/>
      <text:p text:style-name="P43">Йо! Видеокамеры молча наблюдают за поднятым вверх <text:span text:style-name="T1">большим пальцем</text:span>.</text:p>
      <text:p text:style-name="P43">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oft-page-break/><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3">–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3">.</text:span></text:p>
      <text:p text:style-name="P56"/>
      <text:p text:style-name="P102">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3">***</text:p>
      <text:p text:style-name="P133"/>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5">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3">&lt;</text:span><text:span text:style-name="T74">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85">Музыка быстрая, тревожная, надорваная и печальная (Pet Shop Boys “So Hard” ?)</text:p>
      <text:p text:style-name="P32"/>
      <text:p text:style-name="P94"><text:span text:style-name="T13">&lt;</text:span><text:span text:style-name="T1">Описание полёта через Эогипп. Удивлённый взгляд Анакорна</text:span><text:span text:style-name="T13">&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6">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 Сестра, ты идёшь? – заглянула в зал Луна.</text:p>
      <text:p text:style-name="P5">Тут м<text:span text:style-name="T13">еня, </text:span>наконец,<text:span text:style-name="T13"> стошнило. Буквально вывернуло наизнанку: из носа текло, в глазах стояли слёзы. </text:span></text:p>
      <text:p text:style-name="P5">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5"><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3">–</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3">–</text:span> ТЫ!!! ТЫ!..</text:p>
      <text:p text:style-name="P5"><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3">3. </text:span>Кантерлот</text:h>
      <text:p text:style-name="P86">Музыка медленная, фэнтезийная, средневековая, изысканая, дворцовая (стиль Dire Straits “Coyote”)</text:p>
      <text:p text:style-name="P25">Глава IV. Пределы магии</text:p>
      <text:p text:style-name="P21"/>
      <text:p text:style-name="P25">Вашему покорному слуге известны четыре предела магии: </text:p>
      <text:list xml:id="list512187382198052328"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3">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text:soft-page-break/>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83"><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3">4. </text:span>Библиотека</text:h>
      <text:p text:style-name="P20">&lt;<text:span text:style-name="T61">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4">–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Селестия нахмурилась и угрожающе подняла крылья.</text:p>
      <text:p text:style-name="P57"><text:span text:style-name="T13">– </text:span>Не забывай, человек, я — могущественный маг и правитель Эквестрии. Ко мне нужно относиться с должным уважением!</text:p>
      <text:p text:style-name="P57"><text:span text:style-name="T13">– </text:span>А то что? Превратишь в жабу? Сошлёшь на Луну? Убьёшь нахер?</text:p>
      <text:p text:style-name="P57"><text:soft-page-break/>Аликорница сникла. Уши её опустились.</text:p>
      <text:p text:style-name="P57"><text:span text:style-name="T13">– </text:span>Макс, не надо... Ты же знаешь, я этого не сделаю.</text:p>
      <text:p text:style-name="P57"><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7"><text:span text:style-name="T13">Аликорница уселась н</text:span>а пол <text:span text:style-name="T13">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7"><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3">– </text:span>Вот, читай отсюда. <text:span text:style-name="T13">– а</text:span>ликорница подчеркнула абзац копытом.</text:p>
      <text:p text:style-name="P57"/>
      <text:p text:style-name="P59">***</text:p>
      <text:p text:style-name="P59"/>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5">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9" text:outline-level="2"><text:span text:style-name="T13">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61">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6">Селестия достаёт из потайной щели свиток с мыслями Селестии</text:span><text:span text:style-name="T25">`<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78" text:outline-level="2">6. Стыд</text:h>
      <text:p text:style-name="P170">&lt;<text:span text:style-name="T97">Mylene Farmer — L`Ame-Stram-Gram</text:span>&gt;</text:p>
      <text:p text:style-name="P69">~~~ Завтра на семь в библиотеке ~~~</text:p>
      <text:p text:style-name="P69"/>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3">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3">— умение делегировать полномочия. Вечером того же дня я села за письменный стол.</text:span></text:p>
      <text:p text:style-name="P47">“<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3">—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text:soft-page-break/>–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pan text:style-name="T1">8</text:span>. (40*<text:span text:style-name="T13">ctg(Pi/4)-6)/(ln(e)-sin(0))</text:span></text:h>
      <text:p text:style-name="P89">Mark Knopfler — Hill Farmers Blues — или на следующую главу (прощание)</text:p>
      <text:p text:style-name="P57"/>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3">— оставить тебе напутствие.</text:span></text:p>
      <text:p text:style-name="P69"><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9">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oft-page-break/><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text:soft-page-break/>–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3">–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3">–</text:span> А водку у вас принято пить?</text:p>
      <text:p text:style-name="P45"><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7"><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3">– Это ты называешь “дружбой”? – с </text:span>улыбкой хмыкнул<text:span text:style-name="T13"> я. – </text:span>Мне нравится твоё чувство юмора.</text:p>
      <text:p text:style-name="P57">Аликорница нахмурилась.</text:p>
      <text:p text:style-name="P57"><text:span text:style-name="T13">–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6"><text:span text:style-name="T52">– </text:span>“<text:span text:style-name="T1">Что я могу сделать, чтобы вернуть всё назад?</text:span>”</text:p>
      <text:p text:style-name="P16"><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2">– </text:span><text:span text:style-name="T38">Что бы это значило, Флер?</text:span></text:p>
      <text:p text:style-name="P16"><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8">&lt;</text:span><text:span text:style-name="T68">Mark Knopfler - </text:span><text:span text:style-name="T67">Hill Farmer's Blues</text:span><text:span text:style-name="T48">&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3">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7">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47"/>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6"/>
      <text:p text:style-name="P24">***</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5">“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7"><text:span text:style-name="T13">–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7">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6">&lt;Seal — Amazing <text:span text:style-name="T1">(T</text:span><text:span text:style-name="T13">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6">—</text:span><text:span text:style-name="T17"> </text:span><text:span text:style-name="T71">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70">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1">чёрный экран?</text:span></text:p>
      <text:p text:style-name="P54"/>
      <text:p text:style-name="P59">***</text:p>
      <text:p text:style-name="P57"/>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5">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3"/>
      <text:h text:style-name="Heading_20_2" text:outline-level="2">12. День сурка</text:h>
      <text:p text:style-name="P16">&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7">—</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3">– </text:span>Ты?!</text:p>
      <text:p text:style-name="P99"><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3">– М</text:span>ожет тогда, ты скажешь, что в нём пошло не так и почему к вам попал я, а не сверхаликорн?</text:p>
      <text:p text:style-name="P99"><text:span text:style-name="T13">– </text:span>Не скажу. Заклинания Стар Свирла Бородатого обычно если срабатывают, то без ошибок.</text:p>
      <text:p text:style-name="P57"><text:span text:style-name="T13">– Если </text:span>только <text:span text:style-name="T13">их правильно вызывают. – </text:span>пробурчал Спайк, возвращаясь в корзинку.</text:p>
      <text:p text:style-name="P45"><text:span text:style-name="T13">–</text:span> <text:span text:style-name="T1">Эмм. </text:span>Что он имел ввиду?</text:p>
      <text:p text:style-name="P45"><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5"><text:span text:style-name="T13">– </text:span><text:span text:style-name="T1">Да, завершилось всё препаршиво. Принцесса Луна сказала, лучше бы её обратно на Луну закинули.</text:span></text:p>
      <text:p text:style-name="P45"><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3">– </text:span><text:span text:style-name="T1">Хм. Нет.</text:span></text:p>
      <text:p text:style-name="P45"><text:span text:style-name="T13">– </text:span><text:span text:style-name="T1">А друзья?</text:span></text:p>
      <text:p text:style-name="P45"><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8">.</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4">Чужестранец-примат разбил сердце нашей обожаемой Селестии! Двор в отчаянии </text:span><text:span text:style-name="T16">—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3">– </text:span>Привет, Эй-Джей! У тебя проблемы?</text:p>
      <text:p text:style-name="P57"><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3">–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3">–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3">– Г</text:span>отово. Принимай работу, хозяйка!</text:p>
      <text:p text:style-name="P57">Эпплджек стиснула меня в сокрушающих объятиях.</text:p>
      <text:p text:style-name="P57"><text:soft-page-break/><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3">–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3">–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1">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1">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3">– </text:span>Свободно? <text:span text:style-name="T13">– </text:span>спросил я у единственной пони, сидящей за столиком.</text:p>
      <text:p text:style-name="P57"><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13">– <text:s/></text:span>Пирог с грибами, яишницу и чизкейк<text:span text:style-name="T13"> – </text:span>сообщил я подошедшей официантке.</text:p>
      <text:p text:style-name="P57"><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7"><text:span text:style-name="T13">–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3">– </text:span>Вы, наверное, ждёте кого-то?</text:p>
      <text:p text:style-name="P60"><text:span text:style-name="T13">– </text:span>Неа.</text:p>
      <text:p text:style-name="P60"><text:span text:style-name="T13">– </text:span>Просто обедаете?</text:p>
      <text:p text:style-name="P60"><text:span text:style-name="T13">– </text:span>Неа.</text:p>
      <text:p text:style-name="P60"><text:span text:style-name="T13">– </text:span>Просто сидите и мрачно смотрите на меня?</text:p>
      <text:p text:style-name="P60"><text:span text:style-name="T13">– </text:span>Неа.</text:p>
      <text:p text:style-name="P60">Хм, а эта пони не из разговорчивых. Ну ладно.</text:p>
      <text:p text:style-name="P60"><text:span text:style-name="T13">– </text:span>А что же вы делаете?</text:p>
      <text:p text:style-name="P60"><text:span text:style-name="T13">– </text:span>Веселюсь. <text:span text:style-name="T13">– </text:span>мрачно заявила пони.</text:p>
      <text:p text:style-name="P60"><text:span text:style-name="T13">–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3">–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3">– </text:span>Мы с вами раньше встречались?</text:p>
      <text:p text:style-name="P60"><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3">– </text:span>Оставь, Салвер.<text:span text:style-name="T13"> </text:span>Ему за счёт заведения.</text:p>
      <text:p text:style-name="P57"><text:span text:style-name="T13">– </text:span>Ясно, мисс Пинки. <text:span text:style-name="T13">– </text:span>официантка кивнула и ушла.</text:p>
      <text:p text:style-name="P57"><text:span text:style-name="T13">– Ч</text:span>его-о-о?<text:span text:style-name="T13"> </text:span>Так это твой бар?</text:p>
      <text:p text:style-name="P57"><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7"><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3">– </text:span>У меня есть идея получше. <text:span text:style-name="T13">– </text:span>на свет показалась фляга Большого Макинтоша.</text:p>
      <text:p text:style-name="P57"><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3">– </text:span>Починил телегу. Только молчок про самогон, раз уж ты в курсе. <text:span text:style-name="T13">– </text:span>я разлил сидр по чашкам.</text:p>
      <text:p text:style-name="P57"><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3">–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13">– У </text:span>тебя такая смешная мордочка! <text:span text:style-name="T13">– </text:span>захихикали Пинки, покачиваясь. <text:span text:style-name="T13">– </text:span>Как будто ты <text:span text:style-name="T71">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3">– </text:span>Эммм... Скажи-ка мне, мой друг П-п-пинки... Легенда про фаэри <text:span text:style-name="T17">— </text:span><text:span text:style-name="T71">эт правда?</text:span></text:p>
      <text:p text:style-name="P57"><text:span text:style-name="T17">– </text:span><text:span text:style-name="T71">Какая из? Их много, вообще-то. Ик!</text:span></text:p>
      <text:p text:style-name="P57"><text:span text:style-name="T17">– </text:span><text:span text:style-name="T71">Про принцесс. Про то, что они фаэри, спустившиеся с неба во плоти, чтоб помогать пони управлять Эквестрией?</text:span></text:p>
      <text:p text:style-name="P57"><text:span text:style-name="T17">– </text:span><text:span text:style-name="T71">Макс, </text:span><text:span text:style-name="T17">– </text:span><text:span text:style-name="T71">захихикала Пинки, взъерошив копытами розовые кудряшки и попытавшись соорудить из них бороду, </text:span><text:span text:style-name="T17">–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7">–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7">– </text:span><text:span text:style-name="T71">Ты что-о-о! Нельзя любить фаэри! Она похитит твоё сердце, и ты будешь искать её, пока не... </text:span><text:span text:style-name="T17">– </text:span><text:span text:style-name="T71">Пинки погрузилась в так и не съеденный салат «по-Кантерлотски» и захрапела.</text:span></text:p>
      <text:p text:style-name="P57"><text:span text:style-name="T17">– </text:span><text:span text:style-name="T71">Пока не умру?</text:span></text:p>
      <text:p text:style-name="P57"><text:span text:style-name="T17">– </text:span><text:span text:style-name="T71">Нет, глупенький, </text:span><text:span text:style-name="T17">– </text:span><text:span text:style-name="T71">пробулькала Пинки из миски. </text:span><text:span text:style-name="T17">– </text:span><text:span text:style-name="T71">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61"><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61"><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61"><text:span text:style-name="T13">–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3">– </text:span>Стооой! <text:span text:style-name="T13">– </text:span>заорал я. <text:span text:style-name="T13">– </text:span>Выпрыгивай из бочки!!!</text:p>
      <text:p text:style-name="P61">Кобылка-пилот улыбнулась и постукала копытцем по шлему, показывая, что не слышит меня.</text:p>
      <text:p text:style-name="P61"><text:span text:style-name="T13">– </text:span>Выпрыгивааа... <text:span text:style-name="T13">–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3">– </text:span>Смотри, вот те и ответ на вопрос, куда деваются пони!</text:p>
      <text:p text:style-name="P61"><text:span text:style-name="T13">– </text:span>Где? <text:span text:style-name="T13">– </text:span>единорожка начала оглядываться.</text:p>
      <text:p text:style-name="P61"><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61"><text:span text:style-name="T13">– </text:span>И что? Я всё равно не пойму, куда пони деваются? И куда пропала Скуталу?</text:p>
      <text:p text:style-name="P61"><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7"/>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71"><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3">P.S. Н</text:span>е гневите мироздание воровством! <text:span text:style-name="T34">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71"/>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2">ZZ Top – Gimme all your lovin</text:p>
      <text:p text:style-name="P92">Mothley Crue – Kick Start My Heart</text:p>
      <text:p text:style-name="P61"><text:soft-page-break/><text:span text:style-name="T13">–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3">–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61"><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61"><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3">– </text:span>Это неправильно! <text:span text:style-name="T13">– </text:span>заявила Рэйнбоу Дэш, отвернувшись от окна.</text:p>
      <text:p text:style-name="P61"><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61"><text:span text:style-name="T13">– </text:span>Да я не про то! <text:span text:style-name="T13">– </text:span>отмахнулась пегаска. <text:span text:style-name="T13">– </text:span>Посмотри на поле.</text:p>
      <text:p text:style-name="P61"><text:span text:style-name="T13">– </text:span>И что? Поле как поле.</text:p>
      <text:p text:style-name="P61"><text:span text:style-name="T13">– </text:span>Оно не убрано. <text:span text:style-name="T13">– </text:span>мрачно ответила пегаска. <text:span text:style-name="T13">–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3">– </text:span>У самого посёлка поля убраны. Наверняка дойдёт дело и до остальных.</text:p>
      <text:p text:style-name="P61"><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3">– </text:span>Спасибо, но от пинкиных плюшек у меня фланки округляются.</text:p>
      <text:p text:style-name="P61"><text:span text:style-name="T13">– </text:span>Да ладно тебе, Рэйнбоу Дэш! От одной не округлятся.</text:p>
      <text:p text:style-name="P61"><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3"> </text:span>Как будто…</text:p>
      <text:p text:style-name="P61"><text:soft-page-break/><text:span text:style-name="T13">–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3">–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3">–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3">– </text:span>Леди и джентльпони! Просьба не паниковать! Поезд дальше не идёт: впереди провал! <text:span text:style-name="T13">– </text:span>крикнул проводник.</text:p>
      <text:p text:style-name="P61"><text:span text:style-name="T13">– </text:span>Какой ещё, в дышло, провал? Я проезжал тут два дня назад!</text:p>
      <text:p text:style-name="P61"><text:span text:style-name="T13">– </text:span>Безобразие! Верните мне деньги за билет!</text:p>
      <text:p text:style-name="P61"><text:span text:style-name="T13">– </text:span>Как вы смеете! Я опоздаю в порт! <text:s/><text:span text:style-name="T13">–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3">– </text:span>Дэш, нам надо на ту сторону.</text:p>
      <text:p text:style-name="P61"><text:span text:style-name="T13">– </text:span>Нет проблем. Я могу тебя перенести.</text:p>
      <text:p text:style-name="P61">Я с сомнением посмотрел на пегаску. Дэш в холке была мне по пояс.</text:p>
      <text:p text:style-name="P61"><text:span text:style-name="T13">–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61">Мля.</text:p>
      <text:p text:style-name="P61"><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3">–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1"><text:span text:style-name="T13">– </text:span>Удостоверение личности предъявлять? <text:span text:style-name="T13">– </text:span>осведомился я.</text:p>
      <text:p text:style-name="P61"><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61">Дэш, ни слова не говоря, прислонила ухо к двери.</text:p>
      <text:p text:style-name="P61"><text:span text:style-name="T13">– </text:span>Будешь смеяться, но именно этим он и занят. Вызывает полицию по телефону. <text:span text:style-name="T13">– </text:span>сообщила пегаска.</text:p>
      <text:p text:style-name="P61"><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3">– </text:span>Сколько у нас времени?</text:p>
      <text:p text:style-name="P61">Дэш почесала в затылке.</text:p>
      <text:p text:style-name="P61"><text:soft-page-break/><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3">–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61">Снаружи послышался вой сирены и цокот множества копыт.</text:p>
      <text:p text:style-name="P61"><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3">– </text:span>Это твои двадцать минут? <text:span text:style-name="T13">– </text:span>возмутился я. <text:span text:style-name="T13">– </text:span>Да ещё и десяти не прошло!</text:p>
      <text:p text:style-name="P61">Дэш вымучено скривилась.</text:p>
      <text:p text:style-name="P61"><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61">Я разбил топором стеклянные дверцы прибора и вытащил рубины.</text:p>
      <text:p text:style-name="P61"><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3">– </text:span>Ну уж фигушки. Я тебя тут не оставлю.</text:p>
      <text:p text:style-name="P61"><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3">– Н</text:span>е тупи! <text:span text:style-name="T13">– </text:span>упрямо мотнула головой пегаска. <text:span text:style-name="T13">–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3">– </text:span>Быстро за мной! <text:span text:style-name="T13">–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3">– Ю-</text:span>хууу<text:span text:style-name="T13">!!!</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3">–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3">– </text:span>Макс, подвинься!</text:p>
      <text:p text:style-name="P61">Пегаска оттеснила меня крупом и повернулась к двери задом.</text:p>
      <text:p text:style-name="P61"><text:span text:style-name="T13">–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3">– </text:span>Ты чего на меня так уставился? <text:span text:style-name="T13">– </text:span>подозрительно спросила пегаска.</text:p>
      <text:p text:style-name="P61"><text:span text:style-name="T13">– </text:span>Да так… Не ожидал, что ты такая…</text:p>
      <text:p text:style-name="P61"><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3">– </text:span>Ты! Не! По! Нял! Те! Бе! Не! Льзя! Тут! Ос! Та! ВАТЬСЯ!!! <text:span text:style-name="T13">–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3">–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3">–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3">–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3">–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3">– </text:span>А это у нас кто? Гмм. Пегаска. Вот так раз! Рэйнбоу Дэш! Какими судьбами?</text:p>
      <text:p text:style-name="P61"><text:span text:style-name="T13">– </text:span>ТРИКСИ! <text:span text:style-name="T13">– <text:s/></text:span>фейсхуфнула Дэш. <text:span text:style-name="T13">– </text:span>Во имя Селестии, ЧТО ты тут делаешь?!!</text:p>
      <text:p text:style-name="P61"><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61"><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61"><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3">– </text:span>Ей ведь нельзя рассказывать, да?</text:p>
      <text:p text:style-name="P61"><text:soft-page-break/><text:span text:style-name="T13">– </text:span>Нельзя. <text:span text:style-name="T13">– </text:span>подтвердил я. <text:span text:style-name="T13">–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3">– </text:span>ОГО!</text:p>
      <text:p text:style-name="P61">Единорожка аж уселась на крыльцо от удивления.</text:p>
      <text:p text:style-name="P61"><text:span text:style-name="T13">–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3">– </text:span>Мы приняли решение не выдавать вас полиции в обмен на то, что вы расскажете нам о вашей секретной миссии!</text:p>
      <text:p text:style-name="P61"><text:span text:style-name="T13">– </text:span>Не пойдёт! <text:span text:style-name="T13">– </text:span>заявил я. <text:span text:style-name="T13">– </text:span>Я уже сказал, что это тайна. Мне добавить нечего.</text:p>
      <text:p text:style-name="P61"><text:span text:style-name="T13">– </text:span>Да неужели? <text:span text:style-name="T13">– </text:span>захлопала ресницами Трикси. <text:span text:style-name="T13">–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61"><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3">–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4">Исчезновение дневной главы диархии: Эквестрия в панике!</text:span>» (статья двухдневной давности).</text:p>
      <text:p text:style-name="P61">«<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1">«<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50"><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3">–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6"><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3">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50">&lt;<text:span text:style-name="T75">David Bowie - Lets Dance/ Ashes To Ashes</text:span></text:p>
      <text:p text:style-name="P50"><text:span text:style-name="T75">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4">Добро пожаловать в Груммингтон! Вам здесь рады!</text:span></text:p>
      <text:p text:style-name="P61"><text:span text:style-name="T34">Население города </text:span><text:span text:style-name="T76">302 пони</text:span><text:span text:style-name="T34">.</text:span></text:p>
      <text:p text:style-name="P61"><text:span text:style-name="T76">250 пони</text:span><text:span text:style-name="T34">.</text:span></text:p>
      <text:p text:style-name="P61"><text:span text:style-name="T76">125 поней</text:span><text:span text:style-name="T34">.</text:span></text:p>
      <text:p text:style-name="P61"><text:span text:style-name="T34">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3">Дружба </text:span><text:span text:style-name="T43">—</text:span><text:span text:style-name="T23"> </text:span><text:span text:style-name="T3">э</text:span><text:span text:style-name="T23">то, </text:span><text:span text:style-name="T78">так её </text:span><text:span text:style-name="T3">разэтак</text:span><text:span text:style-name="T78">,</text:span><text:span text:style-name="T23"> магия!</text:span><text:span text:style-name="T65">»</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6">37 пни</text:span></text:p>
      <text:p text:style-name="P78">24пн</text:p>
      <text:p text:style-name="P78">15</text:p>
      <text:p text:style-name="P61"><text:span text:style-name="T34">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4">Добро пожаловать в Груммингтон! Вам здесь рады!</text:span></text:p>
      <text:p text:style-name="P61"><text:span text:style-name="T34">Население города </text:span><text:span text:style-name="T76">302 пони</text:span><text:span text:style-name="T34">.</text:span></text:p>
      <text:p text:style-name="P61"><text:span text:style-name="T76">250 пони</text:span><text:span text:style-name="T34">.</text:span></text:p>
      <text:p text:style-name="P61"><text:span text:style-name="T76">125 поней</text:span><text:span text:style-name="T34">.</text:span></text:p>
      <text:p text:style-name="P61"><text:span text:style-name="T34">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3">&lt;</text:span><text:span text:style-name="T64">Metallica-Enter Sandman</text:span><text:span text:style-name="T13">&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3">Kiss – I Was Made For Lovin’ You</text:span>&gt;</text:p>
      <text:p text:style-name="P6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3">–</text:span> А какой у тебя там был образ жизни?</text:p>
      <text:p text:style-name="P61"><text:span text:style-name="T13">–</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3">–</text:span> Дискордовы яйца! Ты сидел в тюрьме? За что тебя посадили?</text:p>
      <text:p text:style-name="P61"><text:span text:style-name="T13">–</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3">Пегаска <text:span text:style-name="T13">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7">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7">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3">—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3">– </text:span>Выф-выф-вуф! <text:span text:style-name="T13">– </text:span>возразил я.</text:p>
      <text:p text:style-name="P63">Отпихнув от лица живот пегаски и выплюнув шерсть, я продолжил.</text:p>
      <text:p text:style-name="P63"><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3">– </text:span>Бе-бе-бе! <text:span text:style-name="T13">– </text:span>устало передразнила меня Дэш. <text:span text:style-name="T13">– </text:span><text:span text:style-name="T25">Макс! Я </text:span><text:span text:style-name="T29">— </text:span><text:span text:style-name="T25">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3">– </text:span>Дэш, я знаю. Просто не могу о ней забыть.</text:p>
      <text:p text:style-name="P63">Пегаска тяжело поднялась.</text:p>
      <text:p text:style-name="P63"><text:span text:style-name="T13">– </text:span>Везёт же некоторым. <text:span text:style-name="T13">– </text:span>пробормотала она, раскрывая крылья для просушки.</text:p>
      <text:p text:style-name="P63">…</text:p>
      <text:p text:style-name="P63"><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3">– </text:span>Хорошо, пусть это будет моей фантазией. А ты правда принимаешь меня?</text:p>
      <text:p text:style-name="P5"><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3">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text:soft-page-break/>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3">Mothley Crue – Cickstart my heart</text:span>&gt;</text:p>
      <text:p text:style-name="P63">«<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3">–</text:span> Про меня таки забыли. Отлично.</text:p>
      <text:p text:style-name="P63"><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3"><text:span text:style-name="T13">–</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3">– </text:span>Твайлайт, привет! Мы вернулись! <text:span text:style-name="T13">–</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3">– К</text:span>АКОГО ХУЯ?!! Твайлайт, ёб твою понимать, ты чё творишь? <text:span text:style-name="T13">– </text:span>я вцепился в ручку двери.</text:p>
      <text:p text:style-name="P63"><text:span text:style-name="T13">– </text:span>Твайли, ты чего? <text:span text:style-name="T13">– </text:span>брыкалась Дэш. <text:span text:style-name="T13">– </text:span>Немедленно опусти меня на пол!</text:p>
      <text:p text:style-name="P63"><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3">–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3">– </text:span>Твайлайт, не смей! <text:span text:style-name="T13">– </text:span>хриплым от ужаса голосом прошептал я.</text:p>
      <text:p text:style-name="P63"><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3">–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3">– О</text:span>у! <text:span text:style-name="T77">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3">– </text:span>Хрен-то тебе зачем? <text:span text:style-name="T13">– </text:span>с бессильной злостью спросил я. <text:span text:style-name="T13">– </text:span><text:span text:style-name="T77">Т</text:span>ы собираешься устроить филиал порнхаба для пони-извращенцев?</text:p>
      <text:p text:style-name="P63"><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3">– </text:span>А если попроще?</text:p>
      <text:p text:style-name="P63"><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3"><text:span text:style-name="T13">–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13">–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3">–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3">–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3">– </text:span>Никогда, слышишь, никогда больше не смей подымать меня...</text:p>
      <text:p text:style-name="P63"><text:span text:style-name="T13">– </text:span>Откуда я знала, что резонансное заклинание так среагирует на...</text:p>
      <text:p text:style-name="P63"><text:span text:style-name="T13">– М</text:span>акс? <text:span text:style-name="T13">– </text:span>пегаска заметила, что я открыл глаза. <text:span text:style-name="T13">– </text:span>Ты в порядке?</text:p>
      <text:p text:style-name="P63">Я издал нечто среднее между брачным рёвом лося и стоном умирающего слона.</text:p>
      <text:p text:style-name="P63"><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3">–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63"><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63"><text:span text:style-name="T13">– </text:span>Тебе-то на Понивилль точно махать! <text:span text:style-name="T13">– </text:span>огрызнулась фермерша. <text:span text:style-name="T13">– Т</text:span>вой дом, поди, не зацепит.</text:p>
      <text:p text:style-name="P63"><text:span text:style-name="T13">– </text:span>Что ты сказала? А ну, повтори? <text:span text:style-name="T13">– </text:span>взвилась пегаска.</text:p>
      <text:p text:style-name="P63"><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63"><text:span text:style-name="T13">– </text:span>Ась?</text:p>
      <text:p text:style-name="P63"><text:span text:style-name="T13">– </text:span>Что?</text:p>
      <text:p text:style-name="P63"><text:span text:style-name="T13">– </text:span>Какой? <text:span text:style-name="T13">– </text:span>разом <text:span text:style-name="T13">о</text:span>бернулась ко мне компания.</text:p>
      <text:p text:style-name="P63"><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3"><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63"><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3">– </text:span>Рэр, иногда лучше жевать, чем говорить. Вот честно!</text:p>
      <text:p text:style-name="P63"><text:soft-page-break/><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3">– </text:span>Они лежали в нагрудном кармане рубашки.</text:p>
      <text:p text:style-name="P63">Твайлайт отвлеклась от доски.</text:p>
      <text:p text:style-name="P63"><text:span text:style-name="T13">–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3">– </text:span>Вот, прибрался малёхо. Но с потолка сажу ещё не успел счистить, там стремянка нужна.</text:p>
      <text:p text:style-name="P63"><text:span text:style-name="T13">– </text:span>Спайки-Вайки, не выкидывай одежду, пожалуйста. В ней должны быть рубины.</text:p>
      <text:p text:style-name="P63"><text:span text:style-name="T13">– </text:span>Какие ещё рубины? <text:span text:style-name="T13">– </text:span>переспросил Спайк и зажевал быстрее.</text:p>
      <text:p text:style-name="P63"><text:span text:style-name="T13">–</text:span> Резонаторные! <text:span text:style-name="T13">–</text:span> холодея, ответил я. <text:span text:style-name="T13">– </text:span>В кармане рубашки должны лежать четыре кристалла.</text:p>
      <text:p text:style-name="P63"><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9"/>
      <text:p text:style-name="P63">…</text:p>
      <text:p text:style-name="P63"/>
      <text:p text:style-name="P63"><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3">– </text:span>Макс. Ты сейчас правильный, или нет?</text:p>
      <text:p text:style-name="P63"><text:span text:style-name="T13">– </text:span>Макс, ты как? Тебе уже лучше? <text:span text:style-name="T13">– </text:span>в прямоугольнике появилась голова Рэйнбоу Дэш.</text:p>
      <text:p text:style-name="P63"><text:span text:style-name="T13">– </text:span>Фигурально выражаясь, ты в себе? <text:span text:style-name="T13">– </text:span>вклинилась между ними Твайлайт Спаркл.</text:p>
      <text:p text:style-name="P63"><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3">– </text:span>Отпустите. Я уже правильный. <text:span text:style-name="T13">–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3"><text:span text:style-name="T13">– </text:span>Спайк!!! Немедленно... <text:s/>сбегай в лавку к Кейкам за выпечкой! Нам всем нужно успокоиться.</text:p>
      <text:p text:style-name="P63"><text:span text:style-name="T13">–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63"><text:span text:style-name="T13">– </text:span>Не беспокойся, всё просчитано. Я уверена, я подчёркиваю, абсолютно уверена в безопасности эксперимента!</text:p>
      <text:p text:style-name="P63"><text:span text:style-name="T13">– </text:span>Ой, чего-то мне нехорошо становится, когда ты так говоришь...</text:p>
      <text:p text:style-name="P63"><text:span text:style-name="T13">–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3">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3">– </text:span>А-а-а, ты всё-таки пришёл… <text:span text:style-name="T13">–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3">–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3">–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3">– </text:span>Сожалеем, что не можем убить тебя.</text:p>
      <text:p text:style-name="P63">Обернувшись я встречаюсь с рогом аликорницы, нацеленным мне в грудь.</text:p>
      <text:p text:style-name="P63"><text:span text:style-name="T13">–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3">–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3">–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3">– </text:span>Кимеринн погиб, чтобы ты жил.</text:p>
      <text:p text:style-name="P63">Шаг назад.</text:p>
      <text:p text:style-name="P63"><text:span text:style-name="T13">– </text:span>Сел осталась без магии и развоплотилась из-за тебя.</text:p>
      <text:p text:style-name="P63">Шаг назад.</text:p>
      <text:p text:style-name="P63"><text:span text:style-name="T13">–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3">–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7"/>
      <text:p text:style-name="P65">***</text:p>
      <text:p text:style-name="P65"/>
      <text:p text:style-name="P1"><text:soft-page-break/><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3">– </text:span>Ну что? Увидел что-нибудь, сахарок?</text:p>
      <text:p text:style-name="P63">Пони уставились на меня с надеждой.</text:p>
      <text:p text:style-name="P63"><text:span text:style-name="T13">– </text:span>Да.</text:p>
      <text:p text:style-name="P63">Откровение давило на психику как тонна кирпичей. Я не знал, что им сказать. Я не мог.</text:p>
      <text:p text:style-name="P63"><text:span text:style-name="T13">– П</text:span>ревосходно!</text:p>
      <text:p text:style-name="P63"><text:span text:style-name="T13">– </text:span>Это просто супер-дупер-здоровски-потрясно!</text:p>
      <text:p text:style-name="P63"><text:span text:style-name="T13">– </text:span>Йей!</text:p>
      <text:p text:style-name="P63"><text:span text:style-name="T13">– </text:span>Ю-ху!</text:p>
      <text:p text:style-name="P63"><text:span text:style-name="T13">– О</text:span>фигенно! Мы победили! Макс, ты молодец!</text:p>
      <text:p text:style-name="P63"><text:span text:style-name="T13">– </text:span>Замечательно! Секундочку, я приготовлю дневник…</text:p>
      <text:p text:style-name="P63">Восторг пони постепенно сменился ожиданием. Я молчал.</text:p>
      <text:p text:style-name="P63"><text:span text:style-name="T13">– </text:span>Э-м-м? И что же ты увидел? <text:span text:style-name="T13">– </text:span>не выдержала Твайлайт.</text:p>
      <text:p text:style-name="P63"><text:span text:style-name="T13">– </text:span>Я… не могу сказать.</text:p>
      <text:p text:style-name="P63">Ожидание сменилось недоумением. Рэйнбоу Дэш насмешливо скривила губы.</text:p>
      <text:p text:style-name="P63"><text:span text:style-name="T13">– </text:span>Да ладно! Кончай прикалываться, мы же ждём! Шутка зачлась!</text:p>
      <text:p text:style-name="P63"><text:span text:style-name="T13">– </text:span>Не могу!!!</text:p>
      <text:p text:style-name="P63"/>
      <text:p text:style-name="P63">…</text:p>
      <text:p text:style-name="P63"/>
      <text:p text:style-name="P63">Молчание прервала Эпплджек.</text:p>
      <text:p text:style-name="P63"><text:span text:style-name="T13">– </text:span>Сахарок, с тобой всё в порядке?</text:p>
      <text:p text:style-name="P63">Дэш подошла ко мне вплотную, обняла мою голову и прижалась нос к носу.</text:p>
      <text:p text:style-name="P63"><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63">Я высвободился из объятий пегаски.</text:p>
      <text:p text:style-name="P63"><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3">– </text:span>Конски яблоки! Вот это поворот! А мне так хотелось узнать, что за нечисть тут орудует!</text:p>
      <text:p text:style-name="P63"><text:soft-page-break/><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3">– </text:span>Рэр, отвали!</text:p>
      <text:p text:style-name="P63"><text:span text:style-name="T13">– </text:span>Оу, какие страсти! Ладно-ладно, не сердись, дорогая, не мешаю!</text:p>
      <text:p text:style-name="P63"><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3">– </text:span>Стойте!</text:p>
      <text:p text:style-name="P63">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3"><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63">…</text:p>
      <text:p text:style-name="P63">«<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5">слишком громко думать. И сообщить способ спасения — означает его разрушить.</text:span>»</text:p>
      <text:p text:style-name="P63">…</text:p>
      <text:p text:style-name="P63"><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3">Пегаска сжала голову копытами.</text:p>
      <text:p text:style-name="P63"><text:span text:style-name="T13">–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3"><text:span text:style-name="T13">–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3"><text:span text:style-name="T13">– </text:span>Бедный котик. <text:span text:style-name="T13">– </text:span>прошептала Флаттершай.</text:p>
      <text:p text:style-name="P63">Я насторожился, услышав знакомое заклинание.</text:p>
      <text:p text:style-name="P63"><text:span text:style-name="T13">– </text:span>Стой! Откуда тебе известно про заклинание Стирания?</text:p>
      <text:p text:style-name="P63"><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3"><text:span text:style-name="T13">– </text:span>Гм. Ну ладно, продолжай.</text:p>
      <text:p text:style-name="P63"><text:span text:style-name="T13">– </text:span>Так вот, по условию эксперимента известно, что вероятность того, что кто-то откроет ящик, ненулевая.</text:p>
      <text:p text:style-name="P63"><text:span text:style-name="T13">– </text:span>И что это означает, дорогая? <text:span text:style-name="T13">– </text:span>спросила Рэрити.</text:p>
      <text:p text:style-name="P63"><text:soft-page-break/><text:span text:style-name="T13">– </text:span>Это значит, что кто-нибудь когда-нибудь обязательно откроет его.</text:p>
      <text:p text:style-name="P63"><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63"><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3">–</text:span> То есть, ты хочешь сказать, что мы все — навроде этого кота, а Макс боится открыть ящик? Чтоб мы не исчезли окончательно?</text:p>
      <text:p text:style-name="P63"><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3">– </text:span>Лягать! <text:span text:style-name="T13">– </text:span>выругалась Дэш. <text:span text:style-name="T13">– </text:span>Значит, наши усилия по доставке резонаторов пошли лесом.</text:p>
      <text:p text:style-name="P63"><text:span text:style-name="T13">–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3">– </text:span>Тихо! Спайк, будь добр, сбегай к Кейкам за выпечкой. Нам надо успокоиться. Макс, хоть про Селестию ты нам можешь рассказать?</text:p>
      <text:p text:style-name="P63"><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3"><text:span text:style-name="T13">– А </text:span>как ты узнал… <text:span text:style-name="T13">– </text:span>начала было единорожка, но её перебил напряжённый голос Спайка.</text:p>
      <text:p text:style-name="P63"><text:span text:style-name="T13">– </text:span>Твай! <text:span text:style-name="T13">– </text:span>дракончик стоял в дверях спиной к нам. <text:span text:style-name="T13">–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3">–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3">Мы с пегаской застыли в синем левитационном поле и поплыли к Луне.</text:p>
      <text:p text:style-name="P63"><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3">–</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5">Добавить в главы с Твайлайт её попытки заигрывания с Максом</text:span><text:span text:style-name="T13">&gt;</text:span></text:p>
      <text:p text:style-name="P63">В голосе лавандовой единорожки звучал металл. Мы опять полетели к Твайлайт.</text:p>
      <text:p text:style-name="P63"><text:span text:style-name="T13">–</text:span> ДОВОЛЬНО! НАМ НАДОЕЛА ЭТА НЕПОКОРНОСТЬ! ПОЗНАЙ ГНЕВ ПРИНЦЕССЫ НОЧИ!!!</text:p>
      <text:p text:style-name="P63"><text:span text:style-name="T13">–</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3"><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3"><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3"><text:soft-page-break/><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3">– О</text:span>хренеть! <text:span text:style-name="T13">– </text:span>чертыхнулся Спайк. <text:span text:style-name="T13">– </text:span><text:s/>Твай, она создаёт сферу стихий!</text:p>
      <text:p text:style-name="P63"><text:span text:style-name="T13">– </text:span>Вижу! <text:span text:style-name="T13">– </text:span>донёсся голос единорожки из-под потолка. <text:span text:style-name="T13">–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3">– </text:span>Погоди. У меня есть вариант получше.</text:p>
      <text:p text:style-name="P63">Я вылез из-под шкафа и попрыгал на одной ноге в центр зала.</text:p>
      <text:p text:style-name="P63"><text:span text:style-name="T13">– </text:span>Стойте! Прекратите! Да остановитесь же!!!</text:p>
      <text:p text:style-name="P63">Аликорница и шестёрка уставились на меня.</text:p>
      <text:p text:style-name="P63"><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3"><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3">– </text:span>Как ты её назвал? <text:span text:style-name="T13">– </text:span>отвалилась челюсть у аликорницы.</text:p>
      <text:p text:style-name="P63"><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3"><text:span text:style-name="T13">– </text:span>Что? <text:span text:style-name="T13">–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3">–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3">– </text:span>Что тут случилось? Почему все висят в воздухе? И всё вот это?</text:p>
      <text:p text:style-name="P63">Голос Спайка откуда-то из подвала ответил:</text:p>
      <text:p text:style-name="P63"><text:span text:style-name="T13">– </text:span>Потому что Твайлайт остановила время. В радиусе девяти метров, как мне кажется. Или десяти.</text:p>
      <text:p text:style-name="P63"><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3">–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3">–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3">– </text:span>Эмм, я вам подхожу?</text:p>
      <text:p text:style-name="P63"><text:span text:style-name="T13">– </text:span>КТО ТЫ?</text:p>
      <text:p text:style-name="P63"><text:span text:style-name="T13">– </text:span>Эмм, Лира Хартстрингс, единорог. Я не то, чтобы маг, моя специализация — музыка…</text:p>
      <text:p text:style-name="P63"><text:span text:style-name="T13">– </text:span>ГОДИТСЯ! ТЫ ВИДИШЬ ТОЧКУ СИНГУЛЯРНОСТИ?</text:p>
      <text:p text:style-name="P63"><text:span text:style-name="T13">– </text:span>Эмм?</text:p>
      <text:p text:style-name="P63">Голос Спайка пояснил:</text:p>
      <text:p text:style-name="P63"><text:span text:style-name="T13">– </text:span>Вон та яркая искорка над лестницей, у которой вся картинка искривляется.</text:p>
      <text:p text:style-name="P63"><text:span text:style-name="T13">– </text:span>Да! Вижу.</text:p>
      <text:p text:style-name="P63"><text:span text:style-name="T13">– </text:span>ТЕПЕРЬ ЛЕВИТИРУЙ ПРИМАТА В ТОЧКУ СИНГУЛЯРНОСТИ.</text:p>
      <text:p text:style-name="P63"><text:span text:style-name="T13">– </text:span>Чего?!! <text:span text:style-name="T13">– </text:span>возопило моё малое сознание.</text:p>
      <text:p text:style-name="P63"><text:span text:style-name="T13">– </text:span>Эмм… Зачем?</text:p>
      <text:p text:style-name="P63"><text:soft-page-break/><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3"><text:span text:style-name="T13">– </text:span>Вы даёте слово, что человеку не будет причинён вред? <text:span text:style-name="T13">– </text:span>голос Лиры обрёл непривычную твёрдость.</text:p>
      <text:p text:style-name="P63"><text:span text:style-name="T13">– </text:span>КАК ТЫ СМЕЕШЬ СОМНЕВАТЬСЯ В НАС, СВОЕЙ ПРИНЦЕССЕ?</text:p>
      <text:p text:style-name="P63"><text:span text:style-name="T13">– Я </text:span>не сомневаюсь в вас, Ваше Высочество… Потому и требую слова!</text:p>
      <text:p text:style-name="P63"><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3">– </text:span>Ну, блядь, спасибо! <text:span text:style-name="T13">– </text:span>подумал я.</text:p>
      <text:p text:style-name="P63"><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3">–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3">– </text:span>Давай по-порядку. <text:span text:style-name="T13">– о</text:span>становила меня Луна. <text:span text:style-name="T13">–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3">– </text:span>Теперь ты понимаешь, почему Мы виним тебя в развоплощении сестры?</text:p>
      <text:p text:style-name="P63"><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3">Луна пристально взглянула на меня и понимающе склонила голову.</text:p>
      <text:p text:style-name="P63"><text:span text:style-name="T13">– </text:span>Мы знаем, иногда так бывает. Продолжай.</text:p>
      <text:p text:style-name="P63"><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3">– </text:span>Да, помним.</text:p>
      <text:p text:style-name="P63"><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3">Луна сморщила нос при этих словах, но всё же кивнула.</text:p>
      <text:p text:style-name="P63"><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3">– </text:span>Я приглашу их. Они не откажутся.</text:p>
      <text:p text:style-name="P63"><text:span text:style-name="T13">– </text:span>Что ж, ещё одной проблемой меньше. Теперь нужно решить, как найти Сел. Кто-то должен отправиться за ней.</text:p>
      <text:p text:style-name="P63"><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3"><text:span text:style-name="T13">– </text:span>А если…</text:p>
      <text:p text:style-name="P63"><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3"><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3">– </text:span>Почему же ты не смогла найти меня с его помощью?</text:p>
      <text:p text:style-name="P63">Аликорница смутилась.</text:p>
      <text:p text:style-name="P63"><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3"><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3"><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3"><text:span text:style-name="T13">– </text:span>А также совместить приятное с полезным. <text:span text:style-name="T13">– </text:span>не удержался я.</text:p>
      <text:p text:style-name="P57">Луна бросила на меня тяжёлый взгляд.</text:p>
      <text:p text:style-name="P61"><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8">–</text:span> Тогда зачем она..?</text:p>
      <text:p text:style-name="P5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1"><text:span text:style-name="T19">–</text:span> А другие? Они тоже… давали мне потому, что считали меня последним шансом?</text:p>
      <text:p text:style-name="P61">У аликорницы отвалилась челюсть.</text:p>
      <text:p text:style-name="P61"><text:span text:style-name="T19">–</text:span> Другие? Кто ещё?<text:span text:style-name="T13"> </text:span>С кем ещё у тебя были… отношения?</text:p>
      <text:p text:style-name="P57"><text:span text:style-name="T18">–</text:span> С Рэйнбоу Дэш <text:span text:style-name="T18">–</text:span> ответил я несчастным голосом. <text:span text:style-name="T18">–</text:span> И, может быть, с Пинки.</text:p>
      <text:p text:style-name="P57"><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8">–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3">– </text:span>Спасибо, Дэш. Ты настоящий друг.</text:p>
      <text:p text:style-name="P63"><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81" text:outline-level="2">19. <text:span text:style-name="T1">Лучший</text:span> Гранд Галопин<text:span text:style-name="T1">г</text:span> Гала <text:span text:style-name="T1">в истории</text:span></text:h>
      <text:p text:style-name="P88">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3">Тук-тук-тук!</text:p>
      <text:p text:style-name="P63"><text:span text:style-name="T13">– </text:span>Макс, ты тут? <text:span text:style-name="T13">–</text:span>Дэш просунула нос в дверь, не дожидаясь отклика. <text:span text:style-name="T13">– </text:span>Ага, вот ты где! Я с тобой!</text:p>
      <text:p text:style-name="P63">Она швырнула перемётные сумки мне на постель и пошла к выходу.</text:p>
      <text:p text:style-name="P63"><text:soft-page-break/><text:span text:style-name="T13">– </text:span>Ну, чего застрял? Пошли скорее, а то на хавчик опоздаем! <text:span text:style-name="T13">–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3">– </text:span>Располагайтесь. <text:span text:style-name="T13">–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63"><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63"><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3">–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text:soft-page-break/>–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text:soft-page-break/>–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text:soft-page-break/>–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8">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text:soft-page-break/>–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3">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1">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text:soft-page-break/>–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soft-page-break/>…</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5"><text:span text:style-name="T13">–</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1"><text:span text:style-name="T13">~~~ </text:span>Человек Макс <text:span text:style-name="T13">~~~</text:span></text:p>
      <text:p text:style-name="P81">Паспорт гражданина Эквестрии</text:p>
      <text:p text:style-name="P80">Выдан человеку Максу</text:p>
      <text:p text:style-name="P8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79">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text:soft-page-break/>–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4">ПОНИ! ВЫ ЗАЕБАЛИ!!! ВЫ ДАДИТЕ МНЕ СПАТЬ, ИЛИ НЕТ?!! КЛЯНУСЬ ХВОСТОМ, ВЫ ТАКИ ОТ МЕНЯ ОТСТАНЕТЕ, НЕ БУДЬ Я АГАМЕМНОН-БЕСКЛАННИК!</text:span></text:p>
      <text:p text:style-name="P63"><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5">Описать нарастание депрессивных мыслей от описанных случая к случаю</text:span><text:span text:style-name="T13">&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2">~~~~~</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5">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7">–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1"/>
      <text:p text:style-name="P52">~~~~~</text:p>
      <text:p text:style-name="P21">&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
      <text:p text:style-name="P52">~~~~~</text:p>
      <text:p text:style-name="P5"/>
      <text:p text:style-name="P1">Невесомость, удар, чувство веса. Я открываю глаза.</text:p>
      <text:p text:style-name="P1">Крыша Bionic Hill-12 тускло отсвечивает в свете звёзд. <text:span text:style-name="T20">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21. <text:span text:style-name="T1">Терра</text:span></text:h>
      <text:h text:style-name="P183" text:outline-level="3">Воскресение</text:h>
      <text:p text:style-name="P57">&lt;<text:span text:style-name="T89">Bowie — Ashes to ashes</text:span>&gt;</text:p>
      <text:p text:style-name="P57"><text:soft-page-break/></text:p>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text:span text:style-name="T20">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text:span text:style-name="T20">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68">***</text:p>
      <text:p text:style-name="P67"/>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h text:style-name="Heading_20_3" text:outline-level="3">Понедельник</text:h>
      <text:p text:style-name="P63"/>
      <text:p text:style-name="P1">Административная консоль приветственно мигнула зелёным шрифтом. Я поправил микрофон.</text:p>
      <text:p text:style-name="P1"><text:soft-page-break/><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5"><text:soft-page-break/>Драконикус повернулся к дверям, ожидая их открытия.</text:p>
      <text:p text:style-name="P32">–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32">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5">–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7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5">– <text:span text:style-name="T25">Я отлучусь до конца недельки</text:span>…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5"><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83" text:outline-level="3">Вторник</text:h>
      <text:p text:style-name="P5">&lt;<text:span text:style-name="T67">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3">–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Дискорд с заплаканными глазами стоял на ледовом катке перед брошенными коньками.</text:p>
      <text:p text:style-name="P112"><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3">–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3"><text:soft-page-break/></text:p>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5">– К<text:span text:style-name="T36">огда откроется коридор, м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text:soft-page-break/>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вроде,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text:span><text:span text:style-name="T25">Последнего Единорога</text:span><text:span text:style-name="T36">” Бигла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ли друг-друга, чтобы тратить время на ерунду.</text:p>
      <text:p text:style-name="P5">– Значит, в воскресенье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text:soft-page-break/>– Шерлока. Третий сезон.</text:p>
      <text:p text:style-name="P5">– Договорились.</text:p>
      <text:p text:style-name="P5"/>
      <text:p text:style-name="P5">Я выходил из МакДональдса, когда Анджела со смешком спросила:</text:p>
      <text:p text:style-name="P1"><text:span text:style-name="T1">– Анон, а с чего ты взял, что я поклонница инфантильного трэша? Ну, этого, с понями?</text:span></text:p>
      <text:p text:style-name="P1"><text:span text:style-name="T1">Я остановился в полуобороте.</text:span></text:p>
      <text:p text:style-name="P1"><text:span text:style-name="T1">– Ты увлёкся эквиноподобными нимфетками? Шутишь? Дядьки, пускающие слюни на лошадок — то ещё зрелище. По мне, так уж лучше педики.</text:span></text:p>
      <text:p text:style-name="P5">«Она НИЧЕГО не помнит!!!» – истерично пронеслось у меня в голове.</text:p>
      <text:p text:style-name="P6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1"><text:span text:style-name="T1">– Извини, но с понями не ко мне. Не собираюсь трахаться на четвереньках с анальной пробкой в виде радужного хвоста. Чао!</text:span></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основания 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 </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вышитым на нём ластиком, стирающим тучу.</text:p>
      <text:p text:style-name="P16"/>
      <text:h text:style-name="Heading_20_2" text:outline-level="2">23. Терра</text:h>
      <text:h text:style-name="Heading_20_3" text:outline-level="3">Четверг</text:h>
      <text:p text:style-name="P1"/>
      <text:p text:style-name="P5">– Порыв ветра? Ломающий арматуру? Ты сам-то в это веришь <text:span text:style-name="T93">в это дерьмо</text:span>?</text:p>
      <text:p text:style-name="P5">Эпплджек раздражённо отвернулась. <text:span text:style-name="T93">Я успокаивающе похлопал её по предплечью.</text:span></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при неправильной балансировке конструкции.</text:p>
      <text:p text:style-name="P5">– А лифт??! Он тоже устал? А снеговик? <text:span text:style-name="T93">Устал и решил прилечь отдохнуть? Да пирог мне в зад, о</text:span>н хотел утопить тебя!</text:p>
      <text:p text:style-name="P1"><text:soft-page-break/>Я покачал головой.</text:p>
      <text:p text:style-name="P1">– <text:span text:style-name="T1">Ерунда</text:span>. <text:span text:style-name="T1">Т</text:span>о <text:span text:style-name="T1">был </text:span>просто ком снега с воткнутыми ветками. Он не может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ьше.</text:p>
      <text:p text:style-name="P165">– <text:span text:style-name="T92">Тпрру</text:span>! – <text:span text:style-name="T1">Эпплджек</text:span> для верности закрыла мне рот рукой. – <text:span text:style-name="T93">Придержи вожжи</text:span>! <text:span text:style-name="T98">Анон, т</text:span>ы опять <text:span text:style-name="T90">успокаиваешь</text:span> себя <text:span text:style-name="T93">бабушкиными</text:span> <text:span text:style-name="T93">сказками</text:span>. Так вот, что я тебе скажу — <text:span text:style-name="T91">это за милю воняет тухлятиной</text:span>! <text:span text:style-name="T94">Открытая шахта без лифта? Снеговик, толкающий в прорубь? Падающий на голову клоун? Да с</text:span><text:span text:style-name="T11">корей моя задница влезет в твои джинсы, чем я поверю в </text:span><text:span text:style-name="T12">такие </text:span><text:span text:style-name="T11">случайност</text:span><text:span text:style-name="T12">и</text:span><text:span text:style-name="T11">! </text:span><text:span text:style-name="T92">Разуй глаза!</text:span> Тебя! <text:span text:style-name="T92">К</text:span>то-то! <text:span text:style-name="T92">Х</text:span>очет! <text:span text:style-name="T92">Прикончить!!!</text:span></text:p>
      <text:p text:style-name="P169">Эпплджек грохнула кулаком по столу. Я фэйспамнул.</text:p>
      <text:p text:style-name="P166">– <text:span text:style-name="T92">Эй-Джей</text:span>, но снеговик… Это смешно! Убить снеговиком — это самый <text:span text:style-name="T95">дурацкий</text:span> способ убийства, о котором можно себе представить! <text:span text:style-name="T95">Это просто безумие!</text:span></text:p>
      <text:p text:style-name="P166"><text:span text:style-name="T92">Т</text:span>ут до меня дошло.</text:p>
      <text:p text:style-name="P167"><text:span text:style-name="T96">Безумие</text:span>! <text:span text:style-name="T98">Эй, а мне знаком один безумец, который… У которого теоретически есть заинтересованность в неудаче нашей миссии. А, значит, и в моём убийстве. И, что самое главное, у которого есть возможность совершить это абсолютно неестественным образом.</text:span></text:p>
      <text:p text:style-name="P171">Дискорд!</text:p>
      <text:p text:style-name="P168"/>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1"/>
      <text:p text:style-name="P1"/>
      <text:p text:style-name="P2"><text:span text:style-name="T13">&lt;</text:span><text:span text:style-name="T25">подать фонарь под другим сосусом</text:span><text:span text:style-name="T1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3">&lt;</text:span><text:span text:style-name="T25">уменьшить подозрения — о них должен догадаться Макс</text:span><text:span text:style-name="T1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text:s/>–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
      <text:p text:style-name="P5"/>
      <text:h text:style-name="Heading_20_3" text:outline-level="3">День пятый</text:h>
      <text:p text:style-name="P5"/>
      <text:p text:style-name="P1"/>
      <text:p text:style-name="P22"/>
      <text:p text:style-name="P23">***</text:p>
      <text:p text:style-name="P22"/>
      <text:p text:style-name="P120"/>
      <text:p text:style-name="P112"/>
      <text:p text:style-name="P12">***</text:p>
      <text:p text:style-name="P5"/>
      <text:p text:style-name="P5"/>
      <text:p text:style-name="P5">– Драконикус — хитрющая бестия. Он мог так сделать, чтобы направить тебя по ложному следу. </text:p>
      <text:p text:style-name="P5">– Какой смысл ему искать её в одиночку?</text:p>
      <text:p text:style-name="P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pan text:style-name="T19">&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9">меяла</text:span><text:span text:style-name="T13"> &gt;</text:span></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text:soft-page-break/></text:p>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3">– </text:span>Ну хорошо. Убедила. В конце-концов, можем поступить так. Вы с Флатти вернётесь обратно а я продолжу поиски здесь.</text:p>
      <text:p text:style-name="P106"><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3">– </text:span>Вы можете связываться со мной раз в месяц по коридору.</text:p>
      <text:p text:style-name="P106"><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3">– </text:span>Конечно оставаться. Кто ещё, кроме нас, может найти её?</text:p>
      <text:p text:style-name="P106"><text:span text:style-name="T13">– </text:span>Я думал, ты не сможешь оставить Энджела и всех остальных надолго.</text:p>
      <text:p text:style-name="P106"><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3">– </text:span>Извини, Флаттершай, забылся.</text:p>
      <text:p text:style-name="P113"><text:span text:style-name="T13">– </text:span>Та ладно, я ж не против, – возразила Эпплджек. – Не парься, Флатти. Было б хуже, если б он <text:s/>назвал меня Эпплджек на людях.</text:p>
      <text:p text:style-name="P113"><text:span text:style-name="T13">– </text:span>Ты так... – запнулась Флаттершай. – Так быстро забыла свою ферму. И...</text:p>
      <text:p text:style-name="P113"><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3">– </text:span>Как ты можешь так говорить? – расплакалась Флаттершай.</text:p>
      <text:p text:style-name="P113"><text:span text:style-name="T13">– </text:span>Эй, девушки, не ссорьтесь! Мы — одна команда! И надеюсь, останемся ею и в дальнейшем. </text:p>
      <text:list xml:id="list8834466486555936365" text:style-name="L5">
        <text:list-header>
          <text:p text:style-name="P172"><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3">– </text:span>А если нет? – Эпплджек смотрела мне мне прямо в глаза.</text:p>
      <text:list xml:id="list185504878871613" text:continue-numbering="true" text:style-name="L5">
        <text:list-header>
          <text:p text:style-name="P172">Я молча пожал плечами. Эпплджек уверенно продолжила.</text:p>
        </text:list-header>
      </text:list>
      <text:p text:style-name="P113"><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3">– </text:span>Спасибо, ЭйДжей.</text:p>
      <text:p text:style-name="P113"><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505484941048" text:continue-numbering="true" text:style-name="L5">
        <text:list-header>
          <text:p text:style-name="P172">Флаттершай пробормотала нечто, показавшееся мне знакомым.</text:p>
        </text:list-header>
      </text:list>
      <text:p text:style-name="P113"><text:span text:style-name="T13">– </text:span>Флатти, ты что-то сказала? Я не расслышал.</text:p>
      <text:p text:style-name="P113"><text:span text:style-name="T13">– </text:span>Намерение Изменяет Реальность.</text:p>
      <text:p text:style-name="P113"><text:span text:style-name="T13">– </text:span>Эээ. А где ты слышала эту фразу, если не секрет?</text:p>
      <text:p text:style-name="P113"><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505307311464"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3">– </text:span>Флатти, ЭйДжей, буду через час. Ждите!</text:p>
      <text:p text:style-name="P5"/>
      <text:p text:style-name="P5"/>
      <text:p text:style-name="P5"/>
      <text:p text:style-name="P5"/>
      <text:p text:style-name="P5"/>
      <text:h text:style-name="P182" text:outline-level="2">След?</text:h>
      <text:p text:style-name="P128"/>
      <text:p text:style-name="P2"><text:span text:style-name="T13">&lt;</text:span><text:span text:style-name="T25">сначала эпизод - проверка сумки в серверной</text:span><text:span text:style-name="T13">&gt;</text:span></text:p>
      <text:p text:style-name="P17"/>
      <text:p text:style-name="P2"><text:span text:style-name="T13">&lt;</text:span><text:span text:style-name="T25">расширить. Перед кафешкой - диалог с Флатти и ЭйДжей. Все думают, что наконец-то нашли Селестию. Все ликуют</text:span><text:span text:style-name="T13">&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text:soft-page-break/>–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3">&lt;</text:span><text:span text:style-name="T25">упомянуть болезнь Флатти в соответствующем разделе</text:span><text:span text:style-name="T1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3">&lt;</text:span><text:span text:style-name="T25">расширить</text:span><text:span text:style-name="T1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3">&lt;</text:span><text:span text:style-name="T25">расширить</text:span><text:span text:style-name="T13">&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3">&lt;</text:span><text:span text:style-name="T25">клоунов/санта-клаусов</text:span><text:span text:style-name="T13">&gt;</text:span>, подстерегавших меня на подходе к офису. Возвратившись домой я с удивлением обнаружил сзади <text:span text:style-name="T13">&lt;</text:span><text:span text:style-name="T25">пять</text:span><text:span text:style-name="T13">&gt;</text:span>длинную прореху в куртке, <text:span text:style-name="T13">&lt;</text:span><text:span text:style-name="T25">как будто сделанную пятернёй с металлическими когтями</text:span><text:span text:style-name="T13">&gt;</text:span>явно сделанную ударом ножа вдогонку наотмашь <text:span text:style-name="T13">&lt;</text:span><text:span text:style-name="T25">Эпплджек понадобилось два часа, чтобы зашить её</text:span><text:span text:style-name="T1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3">&lt;</text:span><text:span text:style-name="T25">три месяца</text:span><text:span text:style-name="T1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
      <text:p text:style-name="P63"/>
      <text:p text:style-name="P1"><text:span text:style-name="T40">&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3"/>
      <text:p text:style-name="P51">&lt;<text:span text:style-name="T26">-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1"><text:span text:style-name="T26">- Посмотрим... Хи-хи...</text:span>&gt;</text:p>
      <text:p text:style-name="P51"/>
      <text:p text:style-name="P50">&lt;<text:span text:style-name="T26"> </text:span><text:span text:style-name="T25">-</text:span><text:span text:style-name="T26">Я не умею! Давай ты напишешь!</text:span></text:p>
      <text:p text:style-name="P50"><text:span text:style-name="T25">- </text:span><text:span text:style-name="T26">Фигушки! Подрядил меня татухи поням рисовать — сам теперь фанфик пиши!</text:span>&gt;</text:p>
      <text:p text:style-name="P61"/>
      <text:p text:style-name="P50">&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0"><text:span text:style-name="T26">-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1"/>
      <text:p text:style-name="P135"><text:span text:style-name="T13"><text:s/>&lt;</text:span><text:span text:style-name="T29"> - </text:span><text:span text:style-name="T25">Я не могу быть вашим спасителем! Я намного хуже и испорченнее вас!</text:span><text:span text:style-name="T13">&gt;</text:span></text:p>
      <text:p text:style-name="P136"/>
      <text:p text:style-name="P50">&lt;<text:span text:style-name="T26">Луна говорит Максу в прощальном сне:</text:span></text:p>
      <text:p text:style-name="P50"><text:span text:style-name="T26">- Прости, что хотела убить тебя. Я ослабела и Найтмэр на время одержала верх</text:span>&gt;</text:p>
      <text:p text:style-name="P61"/>
      <text:p text:style-name="P50">&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3">&lt;</text:span>пятый<text:span text:style-name="T13">&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7"/>
      <text:p text:style-name="P37"/>
      <text:p text:style-name="P47"/>
      <text:p text:style-name="P34"><text:soft-page-break/></text:p>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2">***</text:p>
      <text:p text:style-name="P126"/>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7"/>
      <text:h text:style-name="P182" text:outline-level="2">Сон Рэрити</text:h>
      <text:p text:style-name="P2"/>
      <text:p text:style-name="P58">&lt;<text:span text:style-name="T25">На Терре Селестия, будучи в компьютере, случайно пробуждает в Нексусе активный интеллект.</text:span>&gt;</text:p>
      <text:h text:style-name="P182" text:outline-level="2">Рейд пони-рэйнджеров</text:h>
      <text:p text:style-name="P2"/>
      <text:p text:style-name="P95">(леденящий душу триллер, музыка тревожная)</text:p>
      <text:p text:style-name="P6">&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2" text:outline-level="2">Продолжение ЛСД-чаепития</text:h>
      <text:p text:style-name="P2"/>
      <text:p text:style-name="P2"><text:span text:style-name="T13">&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58"/>
      <text:h text:style-name="P182" text:outline-level="2">Поиск решения</text:h>
      <text:p text:style-name="P128"/>
      <text:p text:style-name="P2"><text:span text:style-name="T13">&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5">правительницей Эквестрии. Но реальность отвергает его подозрения </text:span><text:span text:style-name="T29">—</text:span><text:span text:style-name="T25"> Луна создаёт обратный коридор в срок.</text:span><text:span text:style-name="T13">&gt;</text:span></text:p>
      <text:p text:style-name="P2"/>
      <text:h text:style-name="P182" text:outline-level="2">Поход к замку Принцес-2</text:h>
      <text:p text:style-name="P2"/>
      <text:p text:style-name="P2"/>
      <text:p text:style-name="P2"/>
      <text:p text:style-name="P4"/>
      <text:p text:style-name="P2"><text:span text:style-name="T13">&lt;</text:span><text:span text:style-name="T25">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2"/>
      <text:h text:style-name="P182" text:outline-level="2"><text:soft-page-break/></text:h>
      <text:h text:style-name="P182" text:outline-level="2">Поиски</text:h>
      <text:p text:style-name="P2"/>
      <text:p text:style-name="P2"/>
      <text:h text:style-name="P182" text:outline-level="2">Безнадёжность</text:h>
      <text:p text:style-name="P2"/>
      <text:p text:style-name="P4">***</text:p>
      <text:p text:style-name="P2"/>
      <text:h text:style-name="P182" text:outline-level="2"/>
      <text:h text:style-name="P182" text:outline-level="2">Озарение</text:h>
      <text:p text:style-name="P2"/>
      <text:p text:style-name="P2"><text:span text:style-name="T13">&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0" text:outline-level="2">Почти.</text:h>
      <text:p text:style-name="P124"/>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3">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text:soft-page-break/>–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0" text:outline-level="2">Дискорд</text:h>
      <text:p text:style-name="P128"/>
      <text:p text:style-name="P124">Девушки поспешно собирались, пока я растолковывал им задачу.</text:p>
      <text:p text:style-name="P124"><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3">– </text:span>Это тот твой приятель, который разбился с полгода назад? – спросила Эпплджек.</text:p>
      <text:p text:style-name="P124"><text:span text:style-name="T13">– </text:span>Да, это он.</text:p>
      <text:p text:style-name="P124"><text:span text:style-name="T13">– </text:span>А как мы попадём в его квартиру? Там сейчас кто-то живёт? – Флаттершай прыгала на одной ноге, натягивая кед.</text:p>
      <text:p text:style-name="P124"><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25">Плохо написано!</text:span><text:span text:style-name="T13">&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3">– </text:span>Макс, что случилось? У нас проблемы?</text:p>
      <text:p text:style-name="P125"><text:soft-page-break/><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3">–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3">– </text:span>Нет нужды. Лучше станьте-ка сзади меня так, чтобы заслонить от этих бабулек и от вооон той камеры наблюдения.</text:p>
      <text:list xml:id="list4936287947257143406"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13">–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3">– </text:span>Макс, тут окно разбито! И верёвка какая-то висит. – крикнула Флаттершай из кухни.</text:p>
      <text:p text:style-name="P149"><text:span text:style-name="T13">–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3">–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3">– </text:span>Оп-па! – пробормотала Эпплджек. – Нежданчик!</text:p>
      <text:p text:style-name="P149"><text:span text:style-name="T13">– </text:span>Ты, я вижу, времени не терял, – моя рука под прикрытием стола медленно тянулась к тяжёлой фарфоровой кружке, стоящей на краю.</text:p>
      <text:p text:style-name="P129"><text:soft-page-break/><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3">– </text:span>А почему ты вообще решил искать нас тут? – спросила Эпплджек. – Приехал бы домой. Мы б тебя чаем напоили.</text:p>
      <text:p text:style-name="P129"><text:span text:style-name="T13">–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3">– </text:span>С кем это вы тут разговариваете?</text:p>
      <text:list xml:id="list2803258864913170271" text:style-name="L7">
        <text:list-header>
          <text:p text:style-name="P1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82" text:outline-level="2">Селестия</text:h>
      <text:p text:style-name="P149"/>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text:soft-page-break/>–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3">&lt;</text:span><text:span text:style-name="T25">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38"><text:soft-page-break/>–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6">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20">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142">– И что? – продолжила его мысль Эпплджек.</text:p>
      <text:p text:style-name="P142">– Эквестрийские <text:span text:style-name="T13">&lt;</text:span><text:span text:style-name="T25">три месяца</text:span><text:span text:style-name="T13">&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38"/>
      <text:h text:style-name="P182"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text:soft-page-break/>–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3">&lt;</text:span><text:span text:style-name="T25">полгода</text:span><text:span text:style-name="T13">&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76" text:outline-level="1">Беседа за столиком в ночи</text:h>
      <text:p text:style-name="P127">&lt;<text:span text:style-name="T63">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3">–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4">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26">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3">–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3">&lt;</text:span>упомянуть в эпизоде на Терре, что МЛП-сериал закрылся год назад<text:span text:style-name="T13">&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3">&lt;</text:span><text:span text:style-name="T29">чёрт</text:span><text:span text:style-name="T13">&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oft-page-break/><text:span text:style-name="T13">–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3">–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3">&lt;</text:span><text:span text:style-name="T25">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text:soft-page-break/></text:p>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3">&lt;</text:span><text:span text:style-name="T25">полгода</text:span><text:span text:style-name="T13">&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5"> - Ты морочила мне яйца, чтобы заинтересовать? Всё, как Свирл указал?</text:span></text:p>
      <text:p text:style-name="P108">–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5">-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3">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8192604688410127809" text:style-name="L8">
        <text:list-header>
          <text:p text:style-name="P174">(<text:span text:style-name="T33">Луна — как повелительница снов, слышала разговор Макса с Анакорном</text:span>)</text:p>
          <text:p text:style-name="P175"/>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7">-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3">–</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2" text:outline-level="2">Земля</text:h>
      <text:p text:style-name="P111">&lt;<text:span text:style-name="T63">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3">два</text:span><text:span text:style-name="T1">,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7T17:22:18.065074796</dc:date>
    <meta:editing-duration>P115DT9H58M16S</meta:editing-duration>
    <meta:editing-cycles>6902</meta:editing-cycles>
    <meta:generator>LibreOffice/5.1.6.2$Linux_X86_64 LibreOffice_project/10m0$Build-2</meta:generator>
    <meta:document-statistic meta:table-count="0" meta:image-count="0" meta:object-count="0" meta:page-count="198" meta:paragraph-count="4145" meta:word-count="88103" meta:character-count="584660" meta:non-whitespace-character-count="496602"/>
  </office:meta>
</office:document-meta>
</file>